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3333ff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000000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3">0</text:span><text:span text:style-name="T1"> 0</text:span></text:p>
            <text:p><text:span text:style-name="T1">0</text:span><text:span text:style-name="T2"> </text:span><text:span text:style-name="T3">1</text:span><text:span text:style-name="T1"> 0</text:span></text:p>
            <text:p><text:span text:style-name="T2">0 </text:span><text:span text:style-name="T1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1, 0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1:15.181488120</dc:date>
    <dc:creator>elucterio </dc:creator>
    <meta:editing-duration>PT4M39S</meta:editing-duration>
    <meta:editing-cycles>9</meta:editing-cycles>
    <meta:generator>LibreOffice/4.2.8.2$Linux_X86_64 LibreOffice_project/420m0$Build-2</meta:generator>
    <meta:document-statistic meta:object-count="2"/>
  </office:meta>
</office:document-meta>
</file>